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2.877cm"/>
    </style:style>
    <style:style style:name="co4" style:family="table-column">
      <style:table-column-properties fo:break-before="auto" style:column-width="4.039cm"/>
    </style:style>
    <style:style style:name="co5" style:family="table-column">
      <style:table-column-properties fo:break-before="auto" style:column-width="1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Manufactur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yota</text:p>
          </table:table-cell>
          <table:table-cell office:value-type="string" calcext:value-type="string">
            <text:p>Japan</text:p>
          </table:table-cell>
          <table:table-cell/>
          <table:table-cell table:formula="of:=&quot;INSERT INTO manufacturer(name, country) VALUES (&quot;&amp;[.C3]&amp;&quot;, &quot;&amp;[.D3]&amp;&quot;),&quot;" office:value-type="string" office:string-value="INSERT INTO manufacturer(name, country) VALUES (Toyota, Japan)," calcext:value-type="string">
            <text:p>INSERT INTO manufacturer(name, country) VALUES (Toyota, Japan)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Tesla</text:p>
          </table:table-cell>
          <table:table-cell office:value-type="string" calcext:value-type="string">
            <text:p>USA</text:p>
          </table:table-cell>
          <table:table-cell/>
          <table:table-cell table:formula="of:=&quot;(&quot;&amp;[.C4]&amp;&quot;, &quot;&amp;[.D4]&amp;&quot;),&quot;" office:value-type="string" office:string-value="(Tesla, USA)," calcext:value-type="string">
            <text:p>(Tesla, USA)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Daewoo</text:p>
          </table:table-cell>
          <table:table-cell office:value-type="string" calcext:value-type="string">
            <text:p>Korea</text:p>
          </table:table-cell>
          <table:table-cell/>
          <table:table-cell table:formula="of:=&quot;(&quot;&amp;[.C5]&amp;&quot;, &quot;&amp;[.D5]&amp;&quot;),&quot;" office:value-type="string" office:string-value="(Daewoo, Korea)," calcext:value-type="string">
            <text:p>(Daewoo, Korea)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Aston Martin</text:p>
          </table:table-cell>
          <table:table-cell office:value-type="string" calcext:value-type="string">
            <text:p>Italy</text:p>
          </table:table-cell>
          <table:table-cell/>
          <table:table-cell table:formula="of:=&quot;(&quot;&amp;[.C6]&amp;&quot;, &quot;&amp;[.D6]&amp;&quot;),&quot;" office:value-type="string" office:string-value="(Aston Martin, Italy)," calcext:value-type="string">
            <text:p>(Aston Martin, Italy)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MW</text:p>
          </table:table-cell>
          <table:table-cell office:value-type="string" calcext:value-type="string">
            <text:p>Germany</text:p>
          </table:table-cell>
          <table:table-cell/>
          <table:table-cell table:formula="of:=&quot;(&quot;&amp;[.C7]&amp;&quot;, &quot;&amp;[.D7]&amp;&quot;),&quot;" office:value-type="string" office:string-value="(BMW, Germany)," calcext:value-type="string">
            <text:p>(BMW, Germany)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udi</text:p>
          </table:table-cell>
          <table:table-cell office:value-type="string" calcext:value-type="string">
            <text:p>Germany</text:p>
          </table:table-cell>
          <table:table-cell/>
          <table:table-cell table:formula="of:=&quot;(&quot;&amp;[.C8]&amp;&quot;, &quot;&amp;[.D8]&amp;&quot;),&quot;" office:value-type="string" office:string-value="(Audi, Germany)," calcext:value-type="string">
            <text:p>(Audi, Germany)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KIA</text:p>
          </table:table-cell>
          <table:table-cell office:value-type="string" calcext:value-type="string">
            <text:p>Korea</text:p>
          </table:table-cell>
          <table:table-cell/>
          <table:table-cell table:formula="of:=&quot;(&quot;&amp;[.C9]&amp;&quot;, &quot;&amp;[.D9]&amp;&quot;),&quot;" office:value-type="string" office:string-value="(KIA, Korea)," calcext:value-type="string">
            <text:p>(KIA, Korea)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Bentley</text:p>
          </table:table-cell>
          <table:table-cell office:value-type="string" calcext:value-type="string">
            <text:p>Great Britain</text:p>
          </table:table-cell>
          <table:table-cell/>
          <table:table-cell table:formula="of:=&quot;(&quot;&amp;[.C10]&amp;&quot;, &quot;&amp;[.D10]&amp;&quot;),&quot;" office:value-type="string" office:string-value="(Bentley, Great Britain)," calcext:value-type="string">
            <text:p>(Bentley, Great Britain)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koda</text:p>
          </table:table-cell>
          <table:table-cell office:value-type="string" calcext:value-type="string">
            <text:p>Czech Republic</text:p>
          </table:table-cell>
          <table:table-cell/>
          <table:table-cell table:formula="of:=&quot;(&quot;&amp;[.C11]&amp;&quot;, &quot;&amp;[.D11]&amp;&quot;),&quot;" office:value-type="string" office:string-value="(Skoda, Czech Republic)," calcext:value-type="string">
            <text:p>(Skoda, Czech Republic)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Volkswagen</text:p>
          </table:table-cell>
          <table:table-cell office:value-type="string" calcext:value-type="string">
            <text:p>Germany</text:p>
          </table:table-cell>
          <table:table-cell/>
          <table:table-cell table:formula="of:=&quot;(&quot;&amp;[.C12]&amp;&quot;, &quot;&amp;[.D12]&amp;&quot;);&quot;" office:value-type="string" office:string-value="(Volkswagen, Germany);" calcext:value-type="string">
            <text:p>(Volkswagen, Germany);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a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anufacturer_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rius</text:p>
          </table:table-cell>
          <table:table-cell office:value-type="string" calcext:value-type="string">
            <text:p>White</text:p>
          </table:table-cell>
          <table:table-cell office:value-type="float" office:value="1" calcext:value-type="float">
            <text:p>1</text:p>
          </table:table-cell>
          <table:table-cell table:formula="of:=&quot;INSERT INTO car(name, color, manufacturer_id) VALUES (&quot;&amp;[.C17]&amp;&quot;, &quot;&amp;[.D17]&amp;&quot;, &quot;&amp;[.E17]&amp;&quot;),&quot;" office:value-type="string" office:string-value="INSERT INTO car(name, color, manufacturer_id) VALUES (Prius, White, 1)," calcext:value-type="string">
            <text:p>INSERT INTO car(name, color, manufacturer_id) VALUES (Prius, White, 1)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odel S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formula="of:=&quot;(&quot;&amp;[.C18]&amp;&quot;, &quot;&amp;[.D18]&amp;&quot;, &quot;&amp;[.E18]&amp;&quot;),&quot;" office:value-type="string" office:string-value="(Model S, Black, 2)," calcext:value-type="string">
            <text:p>(Model S, Black, 2)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ganza</text:p>
          </table:table-cell>
          <table:table-cell office:value-type="string" calcext:value-type="string">
            <text:p>Green</text:p>
          </table:table-cell>
          <table:table-cell office:value-type="float" office:value="3" calcext:value-type="float">
            <text:p>3</text:p>
          </table:table-cell>
          <table:table-cell table:formula="of:=&quot;(&quot;&amp;[.C19]&amp;&quot;, &quot;&amp;[.D19]&amp;&quot;, &quot;&amp;[.E19]&amp;&quot;),&quot;" office:value-type="string" office:string-value="(Leganza, Green, 3)," calcext:value-type="string">
            <text:p>(Leganza, Green, 3)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Vantage</text:p>
          </table:table-cell>
          <table:table-cell office:value-type="string" calcext:value-type="string">
            <text:p>Red</text:p>
          </table:table-cell>
          <table:table-cell office:value-type="float" office:value="4" calcext:value-type="float">
            <text:p>4</text:p>
          </table:table-cell>
          <table:table-cell table:formula="of:=&quot;(&quot;&amp;[.C20]&amp;&quot;, &quot;&amp;[.D20]&amp;&quot;, &quot;&amp;[.E20]&amp;&quot;),&quot;" office:value-type="string" office:string-value="(Vantage, Red, 4)," calcext:value-type="string">
            <text:p>(Vantage, Red, 4)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X5</text:p>
          </table:table-cell>
          <table:table-cell office:value-type="string" calcext:value-type="string">
            <text:p>Blue</text:p>
          </table:table-cell>
          <table:table-cell office:value-type="float" office:value="5" calcext:value-type="float">
            <text:p>5</text:p>
          </table:table-cell>
          <table:table-cell table:formula="of:=&quot;(&quot;&amp;[.C21]&amp;&quot;, &quot;&amp;[.D21]&amp;&quot;, &quot;&amp;[.E21]&amp;&quot;),&quot;" office:value-type="string" office:string-value="(X5, Blue, 5)," calcext:value-type="string">
            <text:p>(X5, Blue, 5)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Black</text:p>
          </table:table-cell>
          <table:table-cell office:value-type="float" office:value="6" calcext:value-type="float">
            <text:p>6</text:p>
          </table:table-cell>
          <table:table-cell table:formula="of:=&quot;(&quot;&amp;[.C22]&amp;&quot;, &quot;&amp;[.D22]&amp;&quot;, &quot;&amp;[.E22]&amp;&quot;),&quot;" office:value-type="string" office:string-value="(TT, Black, 6)," calcext:value-type="string">
            <text:p>(TT, Black, 6)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Yellow</text:p>
          </table:table-cell>
          <table:table-cell office:value-type="float" office:value="7" calcext:value-type="float">
            <text:p>7</text:p>
          </table:table-cell>
          <table:table-cell table:formula="of:=&quot;(&quot;&amp;[.C23]&amp;&quot;, &quot;&amp;[.D23]&amp;&quot;, &quot;&amp;[.E23]&amp;&quot;),&quot;" office:value-type="string" office:string-value="(Seed, Yellow, 7)," calcext:value-type="string">
            <text:p>(Seed, Yellow, 7)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Azure </text:p>
          </table:table-cell>
          <table:table-cell office:value-type="string" calcext:value-type="string">
            <text:p>White</text:p>
          </table:table-cell>
          <table:table-cell office:value-type="float" office:value="8" calcext:value-type="float">
            <text:p>8</text:p>
          </table:table-cell>
          <table:table-cell table:formula="of:=&quot;(&quot;&amp;[.C24]&amp;&quot;, &quot;&amp;[.D24]&amp;&quot;, &quot;&amp;[.E24]&amp;&quot;),&quot;" office:value-type="string" office:string-value="(Azure , White, 8)," calcext:value-type="string">
            <text:p>(Azure , White, 8)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Octavia</text:p>
          </table:table-cell>
          <table:table-cell office:value-type="string" calcext:value-type="string">
            <text:p>Orange</text:p>
          </table:table-cell>
          <table:table-cell office:value-type="float" office:value="9" calcext:value-type="float">
            <text:p>9</text:p>
          </table:table-cell>
          <table:table-cell table:formula="of:=&quot;(&quot;&amp;[.C25]&amp;&quot;, &quot;&amp;[.D25]&amp;&quot;, &quot;&amp;[.E25]&amp;&quot;),&quot;" office:value-type="string" office:string-value="(Octavia, Orange, 9)," calcext:value-type="string">
            <text:p>(Octavia, Orange, 9)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assat B6</text:p>
          </table:table-cell>
          <table:table-cell office:value-type="string" calcext:value-type="string">
            <text:p>Blue</text:p>
          </table:table-cell>
          <table:table-cell office:value-type="float" office:value="10" calcext:value-type="float">
            <text:p>10</text:p>
          </table:table-cell>
          <table:table-cell table:formula="of:=&quot;(&quot;&amp;[.C26]&amp;&quot;, &quot;&amp;[.D26]&amp;&quot;, &quot;&amp;[.E26]&amp;&quot;);&quot;" office:value-type="string" office:string-value="(Passat B6, Blue, 10);" calcext:value-type="string">
            <text:p>(Passat B6, Blue, 10);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ri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Car ID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Іщенко</text:p>
          </table:table-cell>
          <table:table-cell office:value-type="string" calcext:value-type="string">
            <text:p>Валерій</text:p>
          </table:table-cell>
          <table:table-cell office:value-type="float" office:value="1" calcext:value-type="float">
            <text:p>1</text:p>
          </table:table-cell>
          <table:table-cell table:formula="of:=&quot;INSERT INTO car(firstname, lastname, car_id) VALUES (&quot;&amp;[.C31]&amp;&quot;, &quot;&amp;[.D31]&amp;&quot;, &quot;&amp;[.E31]&amp;&quot;),&quot;" office:value-type="string" office:string-value="INSERT INTO car(firstname, lastname, car_id) VALUES (Іщенко, Валерій, 1)," calcext:value-type="string">
            <text:p>INSERT INTO car(firstname, lastname, car_id) VALUES (Іщенко, Валерій, 1),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Минько</text:p>
          </table:table-cell>
          <table:table-cell office:value-type="string" calcext:value-type="string">
            <text:p>Сергій</text:p>
          </table:table-cell>
          <table:table-cell office:value-type="float" office:value="2" calcext:value-type="float">
            <text:p>2</text:p>
          </table:table-cell>
          <table:table-cell table:formula="of:= &quot;(&quot;&amp;[.C32]&amp;&quot;, &quot;&amp;[.D32]&amp;&quot;, &quot;&amp;[.E32]&amp;&quot;),&quot;" office:value-type="string" office:string-value="(Минько, Сергій, 2)," calcext:value-type="string">
            <text:p>(Минько, Сергій, 2),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Білоус</text:p>
          </table:table-cell>
          <table:table-cell office:value-type="string" calcext:value-type="string">
            <text:p>Марина</text:p>
          </table:table-cell>
          <table:table-cell office:value-type="float" office:value="3" calcext:value-type="float">
            <text:p>3</text:p>
          </table:table-cell>
          <table:table-cell table:formula="of:= &quot;(&quot;&amp;[.C33]&amp;&quot;, &quot;&amp;[.D33]&amp;&quot;, &quot;&amp;[.E33]&amp;&quot;),&quot;" office:value-type="string" office:string-value="(Білоус, Марина, 3)," calcext:value-type="string">
            <text:p>(Білоус, Марина, 3),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Шелест</text:p>
          </table:table-cell>
          <table:table-cell office:value-type="string" calcext:value-type="string">
            <text:p>Володимир</text:p>
          </table:table-cell>
          <table:table-cell office:value-type="float" office:value="4" calcext:value-type="float">
            <text:p>4</text:p>
          </table:table-cell>
          <table:table-cell table:formula="of:= &quot;(&quot;&amp;[.C34]&amp;&quot;, &quot;&amp;[.D34]&amp;&quot;, &quot;&amp;[.E34]&amp;&quot;),&quot;" office:value-type="string" office:string-value="(Шелест, Володимир, 4)," calcext:value-type="string">
            <text:p>(Шелест, Володимир, 4),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Кучеренко</text:p>
          </table:table-cell>
          <table:table-cell office:value-type="string" calcext:value-type="string">
            <text:p>Олександр</text:p>
          </table:table-cell>
          <table:table-cell office:value-type="float" office:value="5" calcext:value-type="float">
            <text:p>5</text:p>
          </table:table-cell>
          <table:table-cell table:formula="of:= &quot;(&quot;&amp;[.C35]&amp;&quot;, &quot;&amp;[.D35]&amp;&quot;, &quot;&amp;[.E35]&amp;&quot;),&quot;" office:value-type="string" office:string-value="(Кучеренко, Олександр, 5)," calcext:value-type="string">
            <text:p>(Кучеренко, Олександр, 5),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Смоляр</text:p>
          </table:table-cell>
          <table:table-cell office:value-type="string" calcext:value-type="string">
            <text:p>Іван</text:p>
          </table:table-cell>
          <table:table-cell office:value-type="float" office:value="6" calcext:value-type="float">
            <text:p>6</text:p>
          </table:table-cell>
          <table:table-cell table:formula="of:= &quot;(&quot;&amp;[.C36]&amp;&quot;, &quot;&amp;[.D36]&amp;&quot;, &quot;&amp;[.E36]&amp;&quot;),&quot;" office:value-type="string" office:string-value="(Смоляр, Іван, 6)," calcext:value-type="string">
            <text:p>(Смоляр, Іван, 6),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Козуб</text:p>
          </table:table-cell>
          <table:table-cell office:value-type="string" calcext:value-type="string">
            <text:p>Андрій</text:p>
          </table:table-cell>
          <table:table-cell office:value-type="float" office:value="7" calcext:value-type="float">
            <text:p>7</text:p>
          </table:table-cell>
          <table:table-cell table:formula="of:= &quot;(&quot;&amp;[.C37]&amp;&quot;, &quot;&amp;[.D37]&amp;&quot;, &quot;&amp;[.E37]&amp;&quot;),&quot;" office:value-type="string" office:string-value="(Козуб, Андрій, 7)," calcext:value-type="string">
            <text:p>(Козуб, Андрій, 7),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Крутько</text:p>
          </table:table-cell>
          <table:table-cell office:value-type="string" calcext:value-type="string">
            <text:p>Владислав</text:p>
          </table:table-cell>
          <table:table-cell office:value-type="float" office:value="8" calcext:value-type="float">
            <text:p>8</text:p>
          </table:table-cell>
          <table:table-cell table:formula="of:= &quot;(&quot;&amp;[.C38]&amp;&quot;, &quot;&amp;[.D38]&amp;&quot;, &quot;&amp;[.E38]&amp;&quot;),&quot;" office:value-type="string" office:string-value="(Крутько, Владислав, 8)," calcext:value-type="string">
            <text:p>(Крутько, Владислав, 8),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Рябокінь</text:p>
          </table:table-cell>
          <table:table-cell office:value-type="string" calcext:value-type="string">
            <text:p>Павло</text:p>
          </table:table-cell>
          <table:table-cell office:value-type="float" office:value="9" calcext:value-type="float">
            <text:p>9</text:p>
          </table:table-cell>
          <table:table-cell table:formula="of:= &quot;(&quot;&amp;[.C39]&amp;&quot;, &quot;&amp;[.D39]&amp;&quot;, &quot;&amp;[.E39]&amp;&quot;),&quot;" office:value-type="string" office:string-value="(Рябокінь, Павло, 9)," calcext:value-type="string">
            <text:p>(Рябокінь, Павло, 9),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Ткачук</text:p>
          </table:table-cell>
          <table:table-cell office:value-type="string" calcext:value-type="string">
            <text:p>Анатолій</text:p>
          </table:table-cell>
          <table:table-cell office:value-type="float" office:value="10" calcext:value-type="float">
            <text:p>10</text:p>
          </table:table-cell>
          <table:table-cell table:formula="of:= &quot;(&quot;&amp;[.C40]&amp;&quot;, &quot;&amp;[.D40]&amp;&quot;, &quot;&amp;[.E40]&amp;&quot;);&quot;" office:value-type="string" office:string-value="(Ткачук, Анатолій, 10);" calcext:value-type="string">
            <text:p>(Ткачук, Анатолій, 10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2T23:20:24.714000000</meta:creation-date>
    <dc:date>2022-08-03T00:27:13.603000000</dc:date>
    <meta:editing-duration>PT35M34S</meta:editing-duration>
    <meta:editing-cycles>5</meta:editing-cycles>
    <meta:generator>LibreOffice/7.3.5.2$Windows_X86_64 LibreOffice_project/184fe81b8c8c30d8b5082578aee2fed2ea847c01</meta:generator>
    <meta:document-statistic meta:table-count="1" meta:cell-count="154" meta:object-count="0"/>
  </office:meta>
</office:document-meta>
</file>